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BoldItalic" svg:font-family="Times-BoldItalic" style:font-family-generic="roman"/>
    <style:font-face style:name="Times-Roman" svg:font-family="Times-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695cm" table:align="margins" style:writing-mode="lr-tb"/>
    </style:style>
    <style:style style:name="Tabla1.A" style:family="table-column">
      <style:table-column-properties style:column-width="4.173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2" style:family="table">
      <style:table-properties style:width="16.394cm" fo:margin-left="0.116cm" fo:margin-right="0.185cm" table:align="margins" style:writing-mode="lr-tb"/>
    </style:style>
    <style:style style:name="Tabla12.A" style:family="table-column">
      <style:table-column-properties style:column-width="16.394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394cm" fo:margin-left="0.116cm" fo:margin-right="0.185cm" table:align="margins" style:writing-mode="lr-tb"/>
    </style:style>
    <style:style style:name="Tabla2.A" style:family="table-column">
      <style:table-column-properties style:column-width="16.394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2" style:family="paragraph" style:parent-style-name="Standard">
      <style:paragraph-properties fo:margin-left="0cm" fo:margin-right="0.159cm" fo:text-indent="0cm" style:auto-text-indent="false"/>
      <style:text-properties style:font-name="Arial" fo:font-size="12pt" fo:font-weight="normal" style:font-name-asian="Times-BoldItalic" style:font-size-asian="12pt" style:font-weight-asian="normal" style:font-name-complex="Times-BoldItalic" style:font-size-complex="12pt" style:font-weight-complex="normal"/>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paragraph-properties fo:margin-left="0cm" fo:margin-right="0.159cm" fo:text-indent="0cm" style:auto-text-indent="false"/>
      <style:text-properties style:font-name="Arial" fo:font-size="12pt" fo:font-weight="normal" style:font-name-asian="Times-BoldItalic" style:font-size-asian="12pt" style:font-weight-asian="normal" style:font-name-complex="Times-BoldItalic" style:font-size-complex="12pt" style:font-weight-complex="normal"/>
    </style:style>
    <style:style style:name="P6"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style:style>
    <style:style style:name="P7" style:family="paragraph" style:parent-style-name="Standard">
      <style:paragraph-properties fo:text-align="start" style:justify-single-word="false" style:text-autospace="none"/>
      <style:text-properties style:font-name="Arial" fo:font-weight="normal" style:font-weight-asian="normal" style:font-weight-complex="normal"/>
    </style:style>
    <style:style style:name="P8" style:family="paragraph" style:parent-style-name="Standard">
      <style:paragraph-properties fo:text-align="start" style:justify-single-word="false">
        <style:tab-stops/>
      </style:paragraph-properties>
    </style:style>
    <style:style style:name="P9" style:family="paragraph" style:parent-style-name="Standard" style:list-style-name="L5"/>
    <style:style style:name="P10" style:family="paragraph" style:parent-style-name="Standard" style:list-style-name="L6"/>
    <style:style style:name="P11" style:family="paragraph" style:parent-style-name="Standard">
      <style:paragraph-properties fo:margin-left="-1.249cm" fo:margin-right="0cm" fo:text-align="start" style:justify-single-word="false" fo:text-indent="0cm" style:auto-text-indent="false">
        <style:tab-stops/>
      </style:paragraph-properties>
      <style:text-properties style:font-name="Arial"/>
    </style:style>
    <style:style style:name="P12" style:family="paragraph" style:parent-style-name="Text_20_body">
      <style:paragraph-properties fo:text-align="start" style:justify-single-word="false" style:text-autospace="none"/>
      <style:text-properties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list-style-name="L3">
      <style:text-properties style:font-name="Arial"/>
    </style:style>
    <style:style style:name="P15" style:family="paragraph" style:parent-style-name="Text_20_body" style:list-style-name="L4">
      <style:text-properties style:font-name="Arial"/>
    </style:style>
    <style:style style:name="P16" style:family="paragraph" style:parent-style-name="Text_20_body">
      <style:paragraph-properties fo:margin-top="0cm" fo:margin-bottom="0cm"/>
      <style:text-properties style:font-name="Arial"/>
    </style:style>
    <style:style style:name="P17" style:family="paragraph" style:parent-style-name="Text_20_body" style:list-style-name="L3">
      <style:paragraph-properties fo:margin-top="0cm" fo:margin-bottom="0cm"/>
      <style:text-properties style:font-name="Arial"/>
    </style:style>
    <style:style style:name="P18" style:family="paragraph" style:parent-style-name="Text_20_body" style:list-style-name="L4">
      <style:paragraph-properties fo:margin-top="0cm" fo:margin-bottom="0cm"/>
      <style:text-properties style:font-name="Arial"/>
    </style:style>
    <style:style style:name="P19" style:family="paragraph" style:parent-style-name="Text_20_body">
      <style:paragraph-properties fo:margin-left="-1.249cm" fo:margin-right="0cm" fo:text-indent="0cm" style:auto-text-indent="false"/>
      <style:text-properties style:font-name="Arial"/>
    </style:style>
    <style:style style:name="P20" style:family="paragraph" style:parent-style-name="Text_20_body" style:list-style-name="L4">
      <style:paragraph-properties fo:margin-left="-1.249cm" fo:margin-right="0cm" fo:text-indent="0cm" style:auto-text-indent="false"/>
      <style:text-properties style:font-name="Arial"/>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style:font-name="Arial"/>
    </style:style>
    <style:style style:name="T1" style:family="text">
      <style:text-properties style:font-name="Arial"/>
    </style:style>
    <style:style style:name="T2" style:family="text">
      <style:text-properties style:font-name="Arial" fo:font-size="12pt" fo:font-weight="normal" style:font-name-asian="Times-BoldItalic" style:font-size-asian="12pt" style:font-weight-asian="normal" style:font-name-complex="Times-BoldItalic" style:font-size-complex="12pt" style:font-weight-complex="normal"/>
    </style:style>
    <style:style style:name="T3" style:family="text">
      <style:text-properties fo:color="#800000" style:font-name="Arial" fo:font-size="12pt" fo:font-style="italic" style:font-size-asian="12pt" style:font-style-asian="italic" style:font-size-complex="12pt" style:font-style-complex="italic"/>
    </style:style>
    <style:style style:name="T4" style:family="text">
      <style:text-properties fo:color="#800000" fo:font-size="12pt" fo:font-style="italic" style:font-size-asian="12pt" style:font-style-asian="italic" style:font-size-complex="12pt" style:font-style-complex="italic"/>
    </style:style>
    <style:style style:name="T5" style:family="text">
      <style:text-properties fo:color="#800000" style:font-name="Arial"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GF. IES Haría</text:p>
      <text:p text:style-name="P3">UT2. Actividad 6</text:p>
      <text:p text:style-name="P1">Supuesto práctico - profesional</text:p>
      <text:p text:style-name="P2"/>
      <text:p text:style-name="P2">Recursos necesarios para realizar la tarea:</text:p>
      <text:list xml:id="list526620846" text:style-name="L5">
        <text:list-item>
          <text:p text:style-name="P9"><text:span text:style-name="T2">Ninguno en especial, los contenidos de la unidad y acceso a Internet para consultar información.</text:span></text:p>
        </text:list-item>
      </text:list>
      <text:p text:style-name="Standard"><text:span text:style-name="T2">Consejos y recomendaciones:</text:span></text:p>
      <text:list xml:id="list2171592505" text:style-name="L6">
        <text:list-item>
          <text:p text:style-name="P10"><text:span text:style-name="T2">Lee con detenimiento los enunciados y razona las respuestas.</text:span></text:p>
        </text:list-item>
      </text:list>
      <text:p text:style-name="P2"/>
      <text:p text:style-name="P12"><text:span text:style-name="Source_20_Text"><text:span text:style-name="T3">El contexto es el siguiente:</text:span></text:span></text:p>
      <text:p text:style-name="P13">Hoy se nos presenta un gran reto, tendremos que salir al exterior y asesorar al Instituto de Educación Secundaria con el que nuestra empresa tiene un contrato de mantenimiento y asesoramiento. </text:p>
      <text:p text:style-name="P13">El instituto tiene un hall muy grande en el que se querían instalar cinco ordenadores con conexión a internet para todo el personal laboral, padres, madres, alumnos, alumnas y profesores y profesoras del centro. Pero ahora el centro ha recibido un proyecto de innovación para la instalación de un CPD. Se decide que los equipos del mismo estén situados en el CPD y éste, a su vez, estaría en el centro del hall en una sala acristalada con doble cristal de 6mm separados por cámara de aire y un tercer cristal de 10mm anti-bala.</text:p>
      <text:list xml:id="list1150174101" text:style-name="L3">
        <text:list-item>
          <text:p text:style-name="P17">La sala ocupará 5 metros cuadrados y en ella se instalarán 2 armarios de comunicaciones de suelo a techo, con 3 servidores y una cabina de discos en cada uno. </text:p>
        </text:list-item>
        <text:list-item>
          <text:p text:style-name="P17">En el hall se encuentran asimismo jefatura de estudios, una sala de comunicaciones, secretaría, dirección, la sala de profesores con una máquina de café y la biblioteca, así como el baño de chicos. </text:p>
        </text:list-item>
        <text:list-item>
          <text:p text:style-name="P14">El suelo y techo del hall fueron restaurados recientemente. El suelo es de losa cerámica y el techo es un falso techo de placas de escayola. </text:p>
        </text:list-item>
      </text:list>
      <text:p text:style-name="P13">Nos piden que cambiemos el proyecto de sala de ordenadores por el CPD en la misma ubicación: el hall del centro. Tenemos que responder a las siguientes cuestiones relacionadas con nuestra función:</text:p>
      <text:p text:style-name="P13">Comprobamos que la potencia de la electricidad a la que acceden los armarios desde los puntos de luz del recinto es suficiente para los 6 servidores y las dos cabinas de discos que conectaremos.</text:p>
      <text:list xml:id="list1884003656" text:style-name="L4">
        <text:list-item>
          <text:p text:style-name="P18">¿Qué debemos aconsejar al responsable de nuevas tecnologías del centro con respecto a la instalación eléctrica?</text:p>
        </text:list-item>
      </text:list>
      <text:p text:style-name="P8"/>
      <table:table table:name="Tabla12" table:style-name="Tabla12">
        <table:table-column table:style-name="Tabla12.A"/>
        <table:table-row table:style-name="Tabla12.1">
          <table:table-cell table:style-name="Tabla12.A1" office:value-type="string">
            <text:p text:style-name="P6"/>
          </table:table-cell>
        </table:table-row>
      </table:table>
      <text:p text:style-name="P16"><text:s/></text:p>
      <text:list xml:id="list1600858424" text:continue-numbering="true" text:style-name="L4">
        <text:list-item>
          <text:p text:style-name="P15">¿Cuáles pueden ser las necesidades de potencia eléctrica futuras de esta sala? </text:p>
        </text:list-item>
      </text:list>
      <text:p text:style-name="P8"/>
      <table:table table:name="Tabla2" table:style-name="Tabla2">
        <table:table-column table:style-name="Tabla2.A"/>
        <text:soft-page-break/>
        <table:table-row table:style-name="Tabla2.1">
          <table:table-cell table:style-name="Tabla2.A1" office:value-type="string">
            <text:p text:style-name="P6"/>
          </table:table-cell>
        </table:table-row>
      </table:table>
      <text:p text:style-name="P11"><text:span text:style-name="Source_20_Text"><text:span text:style-name="T1"/></text:span></text:p>
      <text:p text:style-name="P19">Se consulta si cuando se reformó el baño de caballeros la fontanería fue modificada y los sumideros de los lavabos están preparados para fugas de agua y contestan positivamente. Sin embargo le comentan que las dos puertas que tiene el instituto están siempre abiertas desde las 8:00 de la mañana a las 15:00 de la tarde, aunque en ambas se trata de una doble puerta de acceso al exterior con estancia intermedia entre ambas puertas. Las puertas disponen de apertura manual hacia fuera en caso de incendio. Hemos aparcado el coche en las inmediaciones del centro, justo al lado de un barranco con un cauce profundo. Nos hemos detenido a comprobar la profundidad del barranco. Nos preocupa que el barranco se encuentra a unos 300 metros del instituto, e intuimos que los bajos del instituto se inundarán los días de lluvia por filtraciones al subir el nivel del barranco. Hoy llueve mucho y observamos una persistente gotera que llena lentamente el cubo al lado de la columna. Las ventanas que comunican con el patio exterior en una gran cristalera no parecen abrirse nunca.</text:p>
      <text:list xml:id="list1001289561" text:continue-numbering="true" text:style-name="L4">
        <text:list-item>
          <text:p text:style-name="P18">Nos preguntamos, ¿cuál es el riesgo de inundación por lluvia o por rebose del agua de los lavabos o de la máquina de café, en caso de avería de alguno de ellos? </text:p>
        </text:list-item>
        <text:list-item>
          <text:p text:style-name="P15">Seguramente nos parece buena idea hablar sobre la ubicación para los armarios de comunicaciones, en caso de inundación. </text:p>
          <text:p text:style-name="P20">El secretario del centro nos recibe con dos preguntas:</text:p>
        </text:list-item>
        <text:list-item>
          <text:p text:style-name="P15">¿Cuál es la temperatura ideal para los equipos informáticos que se van a instalar? ¿Se debería instalar un aparato de aire acondicionado? </text:p>
          <text:p text:style-name="P20">Por último, el director se acerca y pregunta cuáles son las medidas de seguridad que se deberían tomar en esta sala de cristal pues está preocupado por la seguridad de los equipos al encontrarse tan cerca de la puerta:</text:p>
        </text:list-item>
        <text:list-item>
          <text:p text:style-name="P18">¿Se debe restringir el acceso a la sala acristalada del CPD y establecer una política de seguridad del mismo? </text:p>
        </text:list-item>
        <text:list-item>
          <text:p text:style-name="P15">¿Necesita la sala un extintor de incendios? </text:p>
          <text:p text:style-name="P20">Los administradores encargados de nuestro CPD son 2, uno por la mañana y otro por la tarde. No van todos los días, pero:</text:p>
        </text:list-item>
        <text:list-item>
          <text:p text:style-name="P18">¿Podríamos controlar de forma digital el acceso físico? ¿Existe algún sistema biométrico o de otro tipo de fiabilidad media y no muy costoso de instalar y comprar que podamos instalar en el “TSCI” (Tele Sala de Consulta en Internet)? </text:p>
        </text:list-item>
        <text:list-item>
          <text:p text:style-name="P18">En la puerta puede ser una solución, pero luego no sabemos en qué servidor se sitúa cada administrador o qué tareas realiza sobre el mismo. ¿Debería ser una identificación personalizada o un control de acceso general? </text:p>
        </text:list-item>
        <text:list-item>
          <text:p text:style-name="P15">A continuación hay una lista de elementos y mecanismos de seguridad física del instituto. Indica de cada uno de ellos a) si puede ser un SPOF, b) pon un ejemplo de un posible fallo del elemento c) qué incidencia podría tener sobre la información del sistema un fallo en el elemento en cuestión. </text:p>
        </text:list-item>
      </text:list>
      <table:table table:name="Tabla1" table:style-name="Tabla1">
        <table:table-column table:style-name="Tabla1.A" table:number-columns-repeated="4"/>
        <table:table-row>
          <table:table-cell table:style-name="Tabla1.A1" office:value-type="string">
            <text:p text:style-name="P22">Mecanismo</text:p>
          </table:table-cell>
          <table:table-cell table:style-name="Tabla1.A1" office:value-type="string">
            <text:p text:style-name="P22">¿Es un SPOF?</text:p>
          </table:table-cell>
          <table:table-cell table:style-name="Tabla1.A1" office:value-type="string">
            <text:p text:style-name="P22">Posible fallo del mecanismo</text:p>
          </table:table-cell>
          <table:table-cell table:style-name="Tabla1.D1" office:value-type="string">
            <text:p text:style-name="P22">Repercusión del fallo en el sistema</text:p>
          </table:table-cell>
        </table:table-row>
        <table:table-row>
          <table:table-cell table:style-name="Tabla1.A2" office:value-type="string">
            <text:p text:style-name="P22">Alarma contra intrusos</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ext:soft-page-break/>
        <table:table-row>
          <table:table-cell table:style-name="Tabla1.A2" office:value-type="string">
            <text:p text:style-name="P22">Instalación eléctrica</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Detector de incendios</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Detector de líquidos</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Rotura de cristal</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Lector huella dactilar</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Señalización vías de evacuación</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Seguros de robo e incendios</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row>
          <table:table-cell table:style-name="Tabla1.A2" office:value-type="string">
            <text:p text:style-name="P22">Circuito cerrado de televisión</text:p>
          </table:table-cell>
          <table:table-cell table:style-name="Tabla1.A2" office:value-type="string">
            <text:p text:style-name="P22"/>
          </table:table-cell>
          <table:table-cell table:style-name="Tabla1.A2" office:value-type="string">
            <text:p text:style-name="P22"/>
          </table:table-cell>
          <table:table-cell table:style-name="Tabla1.D2" office:value-type="string">
            <text:p text:style-name="P22"/>
          </table:table-cell>
        </table:table-row>
      </table:table>
      <text:p text:style-name="P7"><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BoldItalic" svg:font-family="Times-BoldItalic" style:font-family-generic="roman"/>
    <style:font-face style:name="Times-Roman" svg:font-family="Times-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2-10-16T04:51:53</dc:date>
    <meta:editing-cycles>28</meta:editing-cycles>
    <meta:editing-duration>PT7H45M58S</meta:editing-duration>
    <meta:generator>LibreOffice/3.5$Linux_x86 LibreOffice_project/350m1$Build-2</meta:generator>
    <dc:creator>ivan </dc:creator>
    <meta:document-statistic meta:table-count="3" meta:image-count="0" meta:object-count="0" meta:page-count="3" meta:paragraph-count="43" meta:word-count="895" meta:character-count="2637" meta:non-whitespace-character-count="4367"/>
    <meta:user-defined meta:name="Información 1"/>
    <meta:user-defined meta:name="Información 2"/>
    <meta:user-defined meta:name="Información 3"/>
    <meta:user-defined meta:name="Información 4"/>
  </office:meta>
</office:document-meta>
</file>